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90000007B80F0F2E50979E48F.png" manifest:media-type="image/png"/>
  <manifest:file-entry manifest:full-path="Pictures/10000201000001C70000015B8B88B904966FE9F4.png" manifest:media-type="image/png"/>
  <manifest:file-entry manifest:full-path="Pictures/100008E20000131F00000CB60EFA4751128BDECC.svg" manifest:media-type="image/svg+xml"/>
  <manifest:file-entry manifest:full-path="Pictures/10002CA000002EFB000023DDE85731C1CE90D8C8.svg" manifest:media-type="image/svg+xml"/>
  <manifest:file-entry manifest:full-path="Pictures/1000020100000254000001A95BC25CCC0953E66A.png" manifest:media-type="image/png"/>
  <manifest:file-entry manifest:full-path="Pictures/10002897000027D4000025B96B54EA65079C65DE.svg" manifest:media-type="image/svg+xml"/>
  <manifest:file-entry manifest:full-path="Pictures/10003B4600003D9D00002BEDA2268E54EC349477.svg" manifest:media-type="image/svg+xml"/>
  <manifest:file-entry manifest:full-path="Pictures/100002010000018500000199165C7038EBC0037A.png" manifest:media-type="image/png"/>
  <manifest:file-entry manifest:full-path="Pictures/1000242D000026B700001DF99C6A175F71B700A3.svg" manifest:media-type="image/svg+xml"/>
  <manifest:file-entry manifest:full-path="Pictures/10000201000001770000012279FBC1640E45C688.png" manifest:media-type="image/png"/>
  <manifest:file-entry manifest:full-path="Pictures/100024BD00002EFB00001899567DE3E74806FCD8.svg" manifest:media-type="image/svg+xml"/>
  <manifest:file-entry manifest:full-path="Pictures/10000201000001810000016D089DCFA56A5B7890.png" manifest:media-type="image/png"/>
  <manifest:file-entry manifest:full-path="Pictures/10000201000001C7000000EE6EFEAA4767CADCE0.png" manifest:media-type="image/png"/>
  <manifest:file-entry manifest:full-path="Pictures/10002DA20000283800002A45FD80F4A46F96311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.008cm" fo:min-width="2.374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.147cm" fo:min-width="4.326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2.175cm" fo:min-width="1.925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5.592cm" fo:min-width="7.374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794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17cm" fo:min-width="1.567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15.498cm" fo:min-width="6.358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37cm" fo:min-width="1.487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15.418cm" fo:min-width="6.278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06cm" fo:min-width="2.914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6.487cm" fo:min-width="6.864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882cm" fo:min-width="4.619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end"/>
      <style:text-properties fo:font-size="18pt"/>
    </style:style>
    <style:style style:name="P11" style:family="paragraph">
      <loext:graphic-properties draw:fill="none"/>
      <style:paragraph-properties fo:text-align="end"/>
      <style:text-properties fo:font-size="18pt"/>
    </style:style>
    <style:style style:name="P12" style:family="paragraph"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1.778cm" svg:x="1.381cm" svg:y="3.286cm">
          <text:p text:style-name="P1">Temp</text:p>
          <text:p text:style-name="P1">Sen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064cm" svg:height="1.778cm" svg:x="1.382cm" svg:y="6.669cm">
          <text:p text:style-name="P1">Humidity</text:p>
          <text:p text:style-name="P1">Sen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064cm" svg:height="1.778cm" svg:x="1.383cm" svg:y="10.088cm">
          <text:p text:style-name="P1">Pressure</text:p>
          <text:p text:style-name="P1">Sen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826cm" svg:height="1.397cm" svg:x="7.096cm" svg:y="6.86cm">
          <text:p text:style-name="P1">Weather</text:p>
          <text:p text:style-name="P1">St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29cm" svg:height="3.429cm" svg:x="14.035cm" svg:y="5.844cm">
          <text:p text:style-name="P1">Weather</text:p>
          <text:p text:style-name="P1">Data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7.874cm" svg:height="5.842cm" svg:x="19.161cm" svg:y="4.637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464cm" svg:y1="7.559cm" svg:x2="19.161cm" svg:y2="7.558cm" draw:start-shape="id1" draw:start-glue-point="10" draw:end-shape="id2" draw:end-glue-point="3" svg:d="M17464 7559l1697-1" svg:viewBox="0 0 1698 2">
          <text:p/>
        </draw:connector>
        <draw:connector draw:style-name="gr5" draw:text-style-name="P3" draw:layer="layout" draw:type="line" svg:x1="14.035cm" svg:y1="7.559cm" svg:x2="11.922cm" svg:y2="7.558cm" draw:start-shape="id1" draw:start-glue-point="6" draw:end-shape="id3" draw:end-glue-point="1" svg:d="M14035 7559l-2113-1" svg:viewBox="0 0 2114 2">
          <text:p/>
        </draw:connector>
        <draw:connector draw:style-name="gr6" draw:text-style-name="P3" draw:layer="layout" draw:type="line" svg:x1="4.852cm" svg:y1="10.348cm" svg:x2="9.509cm" svg:y2="8.257cm" draw:start-shape="id4" draw:start-glue-point="11" draw:end-shape="id3" draw:end-glue-point="2" svg:d="M4852 10348l4657-2091" svg:viewBox="0 0 4658 2092">
          <text:p/>
        </draw:connector>
        <draw:connector draw:style-name="gr6" draw:text-style-name="P3" draw:layer="layout" draw:type="line" svg:x1="4.85cm" svg:y1="4.804cm" svg:x2="9.509cm" svg:y2="6.86cm" draw:start-shape="id5" draw:start-glue-point="9" draw:end-shape="id3" draw:end-glue-point="0" svg:d="M4850 4804l4659 2056" svg:viewBox="0 0 4660 2057">
          <text:p/>
        </draw:connector>
        <draw:connector draw:style-name="gr6" draw:text-style-name="P3" draw:layer="layout" draw:type="line" svg:x1="5.446cm" svg:y1="7.558cm" svg:x2="7.096cm" svg:y2="7.558cm" draw:start-shape="id6" draw:start-glue-point="10" draw:end-shape="id3" draw:end-glue-point="3" svg:d="M5446 7558h1650" svg:viewBox="0 0 1651 1">
          <text:p/>
        </draw:connector>
        <draw:line draw:style-name="gr7" draw:text-style-name="P3" draw:layer="layout" svg:x1="13.319cm" svg:y1="2.651cm" svg:x2="13.319cm" svg:y2="12.811cm">
          <text:p/>
        </draw:line>
        <draw:frame draw:style-name="gr8" draw:text-style-name="P5" draw:layer="layout" svg:width="2.921cm" svg:height="1.673cm" svg:x="16.113cm" svg:y="4.683cm">
          <draw:text-box>
            <text:p text:style-name="P4">Display data</text:p>
          </draw:text-box>
        </draw:frame>
        <draw:frame draw:style-name="gr8" draw:text-style-name="P5" draw:layer="layout" svg:width="2.921cm" svg:height="1.673cm" svg:x="10.514cm" svg:y="4.684cm">
          <draw:text-box>
            <text:p text:style-name="P4">Pull</text:p>
            <text:p text:style-name="P4">data</text:p>
          </draw:text-box>
        </draw:frame>
        <draw:frame draw:style-name="gr8" draw:text-style-name="P5" draw:layer="layout" svg:width="2.921cm" svg:height="1.673cm" svg:x="16.114cm" svg:y="4.684cm">
          <draw:text-box>
            <text:p text:style-name="P4">Display data</text:p>
          </draw:text-box>
        </draw:frame>
        <draw:frame draw:style-name="gr9" draw:text-style-name="P5" draw:layer="layout" svg:width="3.518cm" svg:height="1.044cm" svg:x="7.515cm" svg:y="11.414cm">
          <draw:text-box>
            <text:p text:style-name="P4">Provided</text:p>
          </draw:text-box>
        </draw:frame>
        <draw:frame draw:style-name="gr10" draw:text-style-name="P5" draw:layer="layout" svg:width="6.675cm" svg:height="1.143cm" svg:x="13.915cm" svg:y="11.414cm">
          <draw:text-box>
            <text:p text:style-name="P4">What we implement</text:p>
          </draw:text-box>
        </draw:frame>
      </draw:page>
      <draw:page draw:name="page2" draw:style-name="dp1" draw:master-page-name="Default">
        <draw:custom-shape draw:style-name="gr11" draw:text-style-name="P3" draw:layer="layout" svg:width="2.921cm" svg:height="2.921cm" svg:x="1.762cm" svg:y="4.937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921cm" svg:height="2.921cm" svg:x="9.382cm" svg:y="3.286cm">
          <text:p text:style-name="P1">Observer</text:p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921cm" svg:height="2.921cm" svg:x="9.382cm" svg:y="7.186cm">
          <text:p text:style-name="P1">Observer</text:p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921cm" svg:height="2.921cm" svg:x="9.382cm" svg:y="10.886cm">
          <text:p text:style-name="P1">Observer</text:p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6.858cm" svg:height="15.748cm" svg:x="7.477cm" svg:y="2.016cm">
          <text:p text:style-name="P6">Observer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3" xml:id="id7" draw:id="id7" draw:layer="layout" svg:width="2.921cm" svg:height="2.921cm" svg:x="1.762cm" svg:y="4.937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2.921cm" svg:height="2.921cm" svg:x="9.382cm" svg:y="3.286cm">
          <text:p text:style-name="P1">Observer</text:p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2.921cm" svg:height="2.921cm" svg:x="9.382cm" svg:y="7.186cm">
          <text:p text:style-name="P1">Observer</text:p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2.921cm" svg:height="2.921cm" svg:x="9.382cm" svg:y="10.886cm">
          <text:p text:style-name="P1">Observer</text:p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6.858cm" svg:height="15.748cm" svg:x="7.477cm" svg:y="2.016cm">
          <text:p text:style-name="P6">Observer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683cm" svg:y1="6.398cm" svg:x2="9.382cm" svg:y2="4.747cm" draw:start-shape="id7" draw:start-glue-point="10" draw:end-shape="id8" draw:end-glue-point="6" svg:d="M4683 6398l4699-1651" svg:viewBox="0 0 4700 1652">
          <text:p/>
        </draw:connector>
        <draw:connector draw:style-name="gr5" draw:text-style-name="P3" draw:layer="layout" draw:type="line" svg:x1="4.683cm" svg:y1="6.398cm" svg:x2="9.382cm" svg:y2="8.647cm" draw:start-shape="id7" draw:start-glue-point="10" draw:end-shape="id9" draw:end-glue-point="6" svg:d="M4683 6398l4699 2249" svg:viewBox="0 0 4700 2250">
          <text:p/>
        </draw:connector>
        <draw:connector draw:style-name="gr5" draw:text-style-name="P3" draw:layer="layout" draw:type="line" svg:x1="4.683cm" svg:y1="6.398cm" svg:x2="9.382cm" svg:y2="12.347cm" draw:start-shape="id7" draw:start-glue-point="10" draw:end-shape="id10" draw:end-glue-point="6" svg:d="M4683 6398l4699 5949" svg:viewBox="0 0 4700 5950">
          <text:p/>
        </draw:connector>
      </draw:page>
      <draw:page draw:name="page4" draw:style-name="dp1" draw:master-page-name="Default">
        <draw:custom-shape draw:style-name="gr13" draw:text-style-name="P3" xml:id="id12" draw:id="id12" draw:layer="layout" svg:width="2.921cm" svg:height="2.921cm" svg:x="1.762cm" svg:y="4.937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921cm" svg:height="2.921cm" svg:x="9.382cm" svg:y="3.286cm">
          <text:p text:style-name="P1">Observer</text:p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2.921cm" svg:height="2.921cm" svg:x="9.382cm" svg:y="7.186cm">
          <text:p text:style-name="P1">Observer</text:p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921cm" svg:height="2.921cm" svg:x="9.382cm" svg:y="10.886cm">
          <text:p text:style-name="P1">Observer</text:p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6.858cm" svg:height="15.748cm" svg:x="7.477cm" svg:y="2.016cm">
          <text:p text:style-name="P6">Observer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382cm" svg:y1="8.647cm" svg:x2="4.683cm" svg:y2="6.398cm" draw:start-shape="id11" draw:start-glue-point="6" draw:end-shape="id12" draw:end-glue-point="10" svg:d="M9382 8647l-4699-2249" svg:viewBox="0 0 4700 2250">
          <text:p/>
        </draw:connector>
      </draw:page>
      <draw:page draw:name="page5" draw:style-name="dp1" draw:master-page-name="Default">
        <draw:custom-shape draw:style-name="gr13" draw:text-style-name="P9" draw:layer="layout" svg:width="2.921cm" svg:height="2.921cm" svg:x="1.762cm" svg:y="4.937cm">
          <text:p text:style-name="P8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921cm" svg:height="2.921cm" svg:x="9.382cm" svg:y="3.286cm">
          <text:p text:style-name="P8">Observer</text:p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921cm" svg:height="2.921cm" svg:x="15.682cm" svg:y="7.186cm">
          <text:p text:style-name="P8">Observer</text:p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921cm" svg:height="2.921cm" svg:x="9.382cm" svg:y="10.886cm">
          <text:p text:style-name="P8">Observer</text:p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6.858cm" svg:height="15.748cm" svg:x="7.477cm" svg:y="2.016cm">
          <text:p text:style-name="P10">Observer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921cm" svg:height="2.921cm" svg:x="9.382cm" svg:y="14.086cm">
          <text:p text:style-name="P8">Observer</text:p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15" draw:text-style-name="P1" draw:layer="layout" svg:width="9.91cm" svg:height="7.672cm" svg:x="10.144cm" svg:y="17.839cm">
          <draw:image xlink:href="Pictures/1000242D000026B700001DF99C6A175F71B700A3.svg" xlink:type="simple" xlink:show="embed" xlink:actuate="onLoad">
            <text:p/>
          </draw:image>
          <draw:image xlink:href="Pictures/10000201000001770000012279FBC1640E45C688.png" xlink:type="simple" xlink:show="embed" xlink:actuate="onLoad"/>
        </draw:frame>
        <draw:frame draw:style-name="gr15" draw:text-style-name="P1" draw:layer="layout" svg:width="12.026cm" svg:height="6.296cm" svg:x="8.024cm" svg:y="10.779cm">
          <draw:image xlink:href="Pictures/100024BD00002EFB00001899567DE3E74806FCD8.svg" xlink:type="simple" xlink:show="embed" xlink:actuate="onLoad">
            <text:p/>
          </draw:image>
          <draw:image xlink:href="Pictures/10000201000001C7000000EE6EFEAA4767CADCE0.png" xlink:type="simple" xlink:show="embed" xlink:actuate="onLoad"/>
        </draw:frame>
        <draw:frame draw:style-name="gr15" draw:text-style-name="P1" draw:layer="layout" svg:width="10.295cm" svg:height="10.82cm" svg:x="0cm" svg:y="0.746cm">
          <draw:image xlink:href="Pictures/10002DA20000283800002A45FD80F4A46F963118.svg" xlink:type="simple" xlink:show="embed" xlink:actuate="onLoad">
            <text:p/>
          </draw:image>
          <draw:image xlink:href="Pictures/100002010000018500000199165C7038EBC0037A.png" xlink:type="simple" xlink:show="embed" xlink:actuate="onLoad"/>
        </draw:frame>
        <draw:frame draw:style-name="gr15" draw:text-style-name="P1" draw:layer="layout" svg:width="10.195cm" svg:height="9.656cm" svg:x="-0.94cm" svg:y="12.045cm">
          <draw:image xlink:href="Pictures/10002897000027D4000025B96B54EA65079C65DE.svg" xlink:type="simple" xlink:show="embed" xlink:actuate="onLoad">
            <text:p/>
          </draw:image>
          <draw:image xlink:href="Pictures/10000201000001810000016D089DCFA56A5B7890.png" xlink:type="simple" xlink:show="embed" xlink:actuate="onLoad"/>
        </draw:frame>
        <draw:frame draw:style-name="gr15" draw:text-style-name="P1" draw:layer="layout" svg:width="15.772cm" svg:height="11.244cm" svg:x="14.97cm" svg:y="0.619cm">
          <draw:image xlink:href="Pictures/10003B4600003D9D00002BEDA2268E54EC349477.svg" xlink:type="simple" xlink:show="embed" xlink:actuate="onLoad">
            <text:p/>
          </draw:image>
          <draw:image xlink:href="Pictures/1000020100000254000001A95BC25CCC0953E66A.png" xlink:type="simple" xlink:show="embed" xlink:actuate="onLoad"/>
        </draw:frame>
        <draw:frame draw:style-name="gr15" draw:text-style-name="P1" draw:layer="layout" svg:width="12.026cm" svg:height="9.18cm" svg:x="20.216cm" svg:y="14.716cm">
          <draw:image xlink:href="Pictures/10002CA000002EFB000023DDE85731C1CE90D8C8.svg" xlink:type="simple" xlink:show="embed" xlink:actuate="onLoad">
            <text:p/>
          </draw:image>
          <draw:image xlink:href="Pictures/10000201000001C70000015B8B88B904966FE9F4.png" xlink:type="simple" xlink:show="embed" xlink:actuate="onLoad"/>
        </draw:frame>
        <draw:frame draw:style-name="gr15" draw:text-style-name="P1" draw:layer="layout" svg:width="4.894cm" svg:height="3.253cm" svg:x="10.017cm" svg:y="1.889cm">
          <draw:image xlink:href="Pictures/100008E20000131F00000CB60EFA4751128BDECC.svg" xlink:type="simple" xlink:show="embed" xlink:actuate="onLoad">
            <text:p/>
          </draw:image>
          <draw:image xlink:href="Pictures/10000201000000B90000007B80F0F2E50979E48F.png" xlink:type="simple" xlink:show="embed" xlink:actuate="onLoad"/>
        </draw:frame>
      </draw:page>
      <draw:page draw:name="page7" draw:style-name="dp1" draw:master-page-name="Default">
        <draw:custom-shape draw:style-name="gr16" draw:text-style-name="P3" xml:id="id13" draw:id="id13" draw:layer="layout" svg:width="3.683cm" svg:height="1.016cm" svg:x="1.635cm" svg:y="2.90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7" draw:text-style-name="P3" xml:id="id14" draw:id="id14" draw:layer="layout" svg:width="4.826cm" svg:height="3.048cm" svg:x="8.366cm" svg:y="1.889cm">
          <text:p text:style-name="P1">Concrete</text:p>
          <text:p text:style-name="P1">Compon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5.318cm" svg:y1="3.413cm" svg:x2="8.366cm" svg:y2="3.413cm" draw:start-shape="id13" draw:start-glue-point="1" draw:end-shape="id14" draw:end-glue-point="6" svg:d="M5318 3413h3048" svg:viewBox="0 0 3049 1">
          <text:p text:style-name="P1">foo()</text:p>
          <text:p text:style-name="P1"/>
          <text:p text:style-name="P1"/>
        </draw:connector>
        <draw:custom-shape draw:style-name="gr19" draw:text-style-name="P3" xml:id="id16" draw:id="id16" draw:layer="layout" svg:width="10.414cm" svg:height="9.525cm" svg:x="7.731cm" svg:y="5.699cm">
          <text:p text:style-name="P1">Concrete</text:p>
          <text:p text:style-name="P1">Decorator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7" draw:id="id17" draw:layer="layout" svg:width="7.239cm" svg:height="5.842cm" svg:x="9.528cm" svg:y="9.039cm">
          <text:p text:style-name="P1">Concrete</text:p>
          <text:p text:style-name="P1">Decorat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8" draw:id="id18" draw:layer="layout" svg:width="4.826cm" svg:height="3.048cm" svg:x="10.898cm" svg:y="11.625cm">
          <text:p text:style-name="P1">Concrete</text:p>
          <text:p text:style-name="P1">Compon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5" draw:id="id15" draw:layer="layout" svg:width="3.683cm" svg:height="1.016cm" svg:x="1.635cm" svg:y="9.89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5.318cm" svg:y1="10.398cm" svg:x2="7.731cm" svg:y2="10.461cm" draw:start-shape="id15" draw:start-glue-point="1" draw:end-shape="id16" svg:d="M5318 10398l2413 63" svg:viewBox="0 0 2414 64">
          <text:p text:style-name="P1">foo()</text:p>
          <text:p text:style-name="P1"/>
        </draw:connector>
        <draw:connector draw:style-name="gr18" draw:text-style-name="P3" draw:layer="layout" draw:type="line" svg:x1="7.731cm" svg:y1="10.462cm" svg:x2="9.528cm" svg:y2="11.96cm" draw:start-shape="id16" draw:start-glue-point="6" draw:end-shape="id17" draw:end-glue-point="6" svg:d="M7731 10462l1797 1498" svg:viewBox="0 0 1798 1499">
          <text:p text:style-name="P1">foo()</text:p>
          <text:p text:style-name="P1"/>
          <text:p text:style-name="P1"/>
        </draw:connector>
        <draw:connector draw:style-name="gr18" draw:text-style-name="P3" draw:layer="layout" draw:type="line" svg:x1="9.528cm" svg:y1="11.96cm" svg:x2="10.898cm" svg:y2="13.149cm" draw:start-shape="id17" draw:start-glue-point="6" draw:end-shape="id18" draw:end-glue-point="6" svg:d="M9528 11960l1370 1189" svg:viewBox="0 0 1371 1190">
          <text:p text:style-name="P1"><text:s text:c="3"/>foo()</text:p>
          <text:p text:style-name="P1"/>
          <text:p text:style-name="P1"/>
        </draw:connector>
        <draw:frame draw:style-name="gr21" draw:text-style-name="P13" draw:layer="layout" svg:width="5.969cm" svg:height="1.673cm" svg:x="13.646cm" svg:y="2.516cm">
          <draw:text-box>
            <text:p text:style-name="P12"><text:span text:style-name="T1">BE</text:span><text:span text:style-name="T1">FO</text:span><text:span text:style-name="T1">RE</text:span></text:p>
          </draw:text-box>
        </draw:frame>
        <draw:frame draw:style-name="gr21" draw:text-style-name="P13" draw:layer="layout" svg:width="5.969cm" svg:height="1.673cm" svg:x="18.747cm" svg:y="9.517cm">
          <draw:text-box>
            <text:p text:style-name="P12"><text:span text:style-name="T1">AF</text:span><text:span text:style-name="T1">TE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07:34:47.967742596</meta:creation-date>
    <dc:date>2018-11-12T08:34:03.865622654</dc:date>
    <meta:editing-duration>PT2M16S</meta:editing-duration>
    <meta:editing-cycles>2</meta:editing-cycles>
    <meta:generator>LibreOffice/6.0.6.2$Linux_X86_64 LibreOffice_project/00m0$Build-2</meta:generator>
    <meta:document-statistic meta:object-count="61"/>
  </office:meta>
</office:document-meta>
</file>